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73cm"/>
    </style:style>
    <style:style style:name="gr4" style:family="graphic" style:parent-style-name="standard">
      <style:graphic-properties draw:stroke="none" svg:stroke-color="#000000" draw:fill="none" draw:fill-color="#ffffff" fo:min-height="0.713cm"/>
    </style:style>
    <style:style style:name="gr5" style:family="graphic" style:parent-style-name="standard">
      <style:graphic-properties draw:stroke="none" svg:stroke-color="#000000" draw:fill="none" draw:fill-color="#ffffff" fo:min-height="2.137cm"/>
    </style:style>
    <style:style style:name="gr6" style:family="graphic" style:parent-style-name="standard">
      <style:graphic-properties draw:stroke="none" svg:stroke-color="#000000" draw:fill="none" draw:fill-color="#ffffff" fo:min-height="0.736cm"/>
    </style:style>
    <style:style style:name="gr7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007cm" svg:height="2.125cm" svg:x="13.97cm" svg:y="5.972cm">
          <text:p text:style-name="P1">PC</text:p>
        </draw:rect>
        <draw:rect draw:style-name="gr1" draw:text-style-name="P1" draw:layer="layout" svg:width="6.039cm" svg:height="12.045cm" svg:x="12.025cm" svg:y="11.993cm">
          <text:p text:style-name="P1">RasPi</text:p>
        </draw:rect>
        <draw:rect draw:style-name="gr1" draw:text-style-name="P1" draw:layer="layout" svg:width="3.067cm" svg:height="2.044cm" svg:x="3.045cm" svg:y="6.948cm">
          <text:p text:style-name="P1">Monitor</text:p>
        </draw:rect>
        <draw:rect draw:style-name="gr1" draw:text-style-name="P1" draw:layer="layout" svg:width="5.995cm" svg:height="12.115cm" svg:x="3.006cm" svg:y="11.958cm">
          <text:p text:style-name="P1">FPGA</text:p>
        </draw:rect>
        <draw:line draw:style-name="gr2" draw:text-style-name="P1" draw:layer="layout" svg:x1="12.061cm" svg:y1="13.478cm" svg:x2="9cm" svg:y2="13.478cm">
          <text:p/>
        </draw:line>
        <draw:line draw:style-name="gr2" draw:text-style-name="P1" draw:layer="layout" svg:x1="12.112cm" svg:y1="14.503cm" svg:x2="8.989cm" svg:y2="14.503cm">
          <text:p/>
        </draw:line>
        <draw:frame draw:style-name="gr3" draw:layer="layout" svg:width="2.277cm" svg:height="0.963cm" svg:x="9.57cm" svg:y="12.648cm">
          <draw:text-box>
            <text:p>D[7:0]</text:p>
          </draw:text-box>
        </draw:frame>
        <draw:frame draw:style-name="gr3" draw:layer="layout" svg:width="2.277cm" svg:height="0.963cm" svg:x="9.571cm" svg:y="12.649cm">
          <draw:text-box>
            <text:p>D[7:0]</text:p>
          </draw:text-box>
        </draw:frame>
        <draw:frame draw:style-name="gr4" draw:layer="layout" svg:width="1.443cm" svg:height="0.963cm" svg:x="9.926cm" svg:y="13.749cm">
          <draw:text-box>
            <text:p>RE</text:p>
          </draw:text-box>
        </draw:frame>
        <draw:rect draw:style-name="gr1" draw:text-style-name="P1" draw:layer="layout" svg:width="1.035cm" svg:height="3.859cm" svg:x="7.98cm" svg:y="13.025cm">
          <text:p text:style-name="P1">I</text:p>
          <text:p text:style-name="P1">N</text:p>
        </draw:rect>
        <draw:rect draw:style-name="gr1" draw:text-style-name="P1" draw:layer="layout" svg:width="1.035cm" svg:height="3.853cm" svg:x="12.051cm" svg:y="12.997cm">
          <text:p text:style-name="P1">O</text:p>
          <text:p text:style-name="P1">U</text:p>
          <text:p text:style-name="P1">T</text:p>
        </draw:rect>
        <draw:rect draw:style-name="gr1" draw:text-style-name="P1" draw:layer="layout" svg:width="6.069cm" svg:height="1.997cm" svg:x="12.01cm" svg:y="25.965cm">
          <text:p text:style-name="P1">CAM</text:p>
        </draw:rect>
        <draw:line draw:style-name="gr2" draw:text-style-name="P1" draw:layer="layout" svg:x1="15.045cm" svg:y1="25.991cm" svg:x2="15.056cm" svg:y2="24.004cm">
          <text:p/>
        </draw:line>
        <draw:frame draw:style-name="gr5" draw:layer="layout" svg:width="2.963cm" svg:height="2.387cm" svg:x="9.277cm" svg:y="14.619cm">
          <draw:text-box>
            <text:p>HSYNC</text:p>
          </draw:text-box>
        </draw:frame>
        <draw:line draw:style-name="gr2" draw:text-style-name="P1" draw:layer="layout" svg:x1="12.113cm" svg:y1="15.495cm" svg:x2="8.99cm" svg:y2="15.495cm">
          <text:p/>
        </draw:line>
        <draw:line draw:style-name="gr2" draw:text-style-name="P1" draw:layer="layout" svg:x1="12.044cm" svg:y1="16.522cm" svg:x2="8.921cm" svg:y2="16.522cm">
          <text:p/>
        </draw:line>
        <draw:line draw:style-name="gr2" draw:text-style-name="P1" draw:layer="layout" svg:x1="12.061cm" svg:y1="13.479cm" svg:x2="9cm" svg:y2="13.479cm">
          <text:p/>
        </draw:line>
        <draw:line draw:style-name="gr2" draw:text-style-name="P1" draw:layer="layout" svg:x1="12.112cm" svg:y1="14.504cm" svg:x2="8.989cm" svg:y2="14.504cm">
          <text:p/>
        </draw:line>
        <draw:frame draw:style-name="gr3" draw:layer="layout" svg:width="2.277cm" svg:height="0.963cm" svg:x="9.57cm" svg:y="12.649cm">
          <draw:text-box>
            <text:p>D[7:0]</text:p>
          </draw:text-box>
        </draw:frame>
        <draw:frame draw:style-name="gr3" draw:layer="layout" svg:width="2.277cm" svg:height="0.963cm" svg:x="9.571cm" svg:y="12.65cm">
          <draw:text-box>
            <text:p>D[7:0]</text:p>
          </draw:text-box>
        </draw:frame>
        <draw:frame draw:style-name="gr4" draw:layer="layout" svg:width="1.443cm" svg:height="0.963cm" svg:x="9.926cm" svg:y="13.75cm">
          <draw:text-box>
            <text:p>RE</text:p>
          </draw:text-box>
        </draw:frame>
        <draw:rect draw:style-name="gr1" draw:text-style-name="P1" draw:layer="layout" svg:width="1.035cm" svg:height="3.963cm" svg:x="7.98cm" svg:y="13.026cm">
          <text:p text:style-name="P1">I</text:p>
          <text:p text:style-name="P1">N</text:p>
        </draw:rect>
        <draw:rect draw:style-name="gr1" draw:text-style-name="P1" draw:layer="layout" svg:width="1.035cm" svg:height="4.043cm" svg:x="12.051cm" svg:y="12.998cm">
          <text:p text:style-name="P1">O</text:p>
          <text:p text:style-name="P1">U</text:p>
          <text:p text:style-name="P1">T</text:p>
        </draw:rect>
        <draw:frame draw:style-name="gr5" draw:layer="layout" svg:width="2.963cm" svg:height="2.387cm" svg:x="9.277cm" svg:y="14.62cm">
          <draw:text-box>
            <text:p>HSYNC</text:p>
          </draw:text-box>
        </draw:frame>
        <draw:line draw:style-name="gr2" draw:text-style-name="P1" draw:layer="layout" svg:x1="12.113cm" svg:y1="15.496cm" svg:x2="8.99cm" svg:y2="15.496cm">
          <text:p/>
        </draw:line>
        <draw:line draw:style-name="gr2" draw:text-style-name="P1" draw:layer="layout" svg:x1="12.044cm" svg:y1="16.523cm" svg:x2="8.921cm" svg:y2="16.523cm">
          <text:p/>
        </draw:line>
        <draw:frame draw:style-name="gr5" draw:layer="layout" svg:width="2.963cm" svg:height="2.387cm" svg:x="9.313cm" svg:y="15.734cm">
          <draw:text-box>
            <text:p>VSYNC</text:p>
          </draw:text-box>
        </draw:frame>
        <draw:frame draw:style-name="gr3" draw:layer="layout" svg:width="2.277cm" svg:height="0.963cm" svg:x="9.535cm" svg:y="18.62cm">
          <draw:text-box>
            <text:p>D[7:0]</text:p>
          </draw:text-box>
        </draw:frame>
        <draw:frame draw:style-name="gr3" draw:layer="layout" svg:width="2.277cm" svg:height="0.963cm" svg:x="9.536cm" svg:y="18.621cm">
          <draw:text-box>
            <text:p>D[7:0]</text:p>
          </draw:text-box>
        </draw:frame>
        <draw:frame draw:style-name="gr4" draw:layer="layout" svg:width="1.443cm" svg:height="0.963cm" svg:x="9.891cm" svg:y="19.721cm">
          <draw:text-box>
            <text:p>RE</text:p>
          </draw:text-box>
        </draw:frame>
        <draw:rect draw:style-name="gr1" draw:text-style-name="P1" draw:layer="layout" svg:width="1.035cm" svg:height="3.859cm" svg:x="7.945cm" svg:y="18.997cm">
          <text:p text:style-name="P1">I</text:p>
          <text:p text:style-name="P1">N</text:p>
        </draw:rect>
        <draw:rect draw:style-name="gr1" draw:text-style-name="P1" draw:layer="layout" svg:width="1.035cm" svg:height="3.853cm" svg:x="12.016cm" svg:y="18.969cm">
          <text:p text:style-name="P1">O</text:p>
          <text:p text:style-name="P1">U</text:p>
          <text:p text:style-name="P1">T</text:p>
        </draw:rect>
        <draw:frame draw:style-name="gr5" draw:layer="layout" svg:width="2.963cm" svg:height="2.387cm" svg:x="9.242cm" svg:y="20.591cm">
          <draw:text-box>
            <text:p>HSYNC</text:p>
          </draw:text-box>
        </draw:frame>
        <draw:frame draw:style-name="gr3" draw:layer="layout" svg:width="2.277cm" svg:height="0.963cm" svg:x="9.535cm" svg:y="18.621cm">
          <draw:text-box>
            <text:p>D[7:0]</text:p>
          </draw:text-box>
        </draw:frame>
        <draw:frame draw:style-name="gr3" draw:layer="layout" svg:width="2.277cm" svg:height="0.963cm" svg:x="9.536cm" svg:y="18.622cm">
          <draw:text-box>
            <text:p>D[7:0]</text:p>
          </draw:text-box>
        </draw:frame>
        <draw:frame draw:style-name="gr4" draw:layer="layout" svg:width="1.443cm" svg:height="0.963cm" svg:x="9.891cm" svg:y="19.722cm">
          <draw:text-box>
            <text:p>RE</text:p>
          </draw:text-box>
        </draw:frame>
        <draw:rect draw:style-name="gr1" draw:text-style-name="P1" draw:layer="layout" svg:width="1.035cm" svg:height="3.963cm" svg:x="7.945cm" svg:y="18.998cm">
          <text:p text:style-name="P1">O</text:p>
          <text:p text:style-name="P1">U</text:p>
          <text:p text:style-name="P1">T</text:p>
        </draw:rect>
        <draw:rect draw:style-name="gr1" draw:text-style-name="P1" draw:layer="layout" svg:width="1.035cm" svg:height="4.043cm" svg:x="12.016cm" svg:y="18.97cm">
          <text:p text:style-name="P1">I</text:p>
          <text:p text:style-name="P1">N</text:p>
        </draw:rect>
        <draw:frame draw:style-name="gr5" draw:layer="layout" svg:width="2.963cm" svg:height="2.387cm" svg:x="9.242cm" svg:y="20.592cm">
          <draw:text-box>
            <text:p>HSYNC</text:p>
          </draw:text-box>
        </draw:frame>
        <draw:frame draw:style-name="gr5" draw:layer="layout" svg:width="2.963cm" svg:height="2.387cm" svg:x="9.332cm" svg:y="21.758cm">
          <draw:text-box>
            <text:p>VSYNC</text:p>
          </draw:text-box>
        </draw:frame>
        <draw:line draw:style-name="gr2" draw:text-style-name="P1" draw:layer="layout" svg:x1="8.964cm" svg:y1="19.601cm" svg:x2="11.94cm" svg:y2="19.601cm">
          <text:p/>
        </draw:line>
        <draw:line draw:style-name="gr2" draw:text-style-name="P1" draw:layer="layout" svg:x1="9.034cm" svg:y1="20.593cm" svg:x2="12.01cm" svg:y2="20.593cm">
          <text:p/>
        </draw:line>
        <draw:line draw:style-name="gr2" draw:text-style-name="P1" draw:layer="layout" svg:x1="8.999cm" svg:y1="21.585cm" svg:x2="11.975cm" svg:y2="21.585cm">
          <text:p/>
        </draw:line>
        <draw:line draw:style-name="gr2" draw:text-style-name="P1" draw:layer="layout" svg:x1="9.034cm" svg:y1="22.578cm" svg:x2="12.01cm" svg:y2="22.578cm">
          <text:p/>
        </draw:line>
        <draw:line draw:style-name="gr2" draw:text-style-name="P1" draw:layer="layout" svg:x1="4.409cm" svg:y1="11.958cm" svg:x2="4.435cm" svg:y2="8.923cm">
          <text:p/>
        </draw:line>
        <draw:frame draw:style-name="gr6" draw:layer="layout" svg:width="2.335cm" svg:height="0.986cm" svg:x="2.567cm" svg:y="10.22cm">
          <draw:text-box>
            <text:p>VGA</text:p>
          </draw:text-box>
        </draw:frame>
        <draw:line draw:style-name="gr7" draw:text-style-name="P1" draw:layer="layout" svg:x1="7.548cm" svg:y1="11.932cm" svg:x2="7.6cm" svg:y2="7.315cm">
          <text:p/>
        </draw:line>
        <draw:line draw:style-name="gr2" draw:text-style-name="P1" draw:layer="layout" svg:x1="7.678cm" svg:y1="7.471cm" svg:x2="14.033cm" svg:y2="7.445cm">
          <text:p/>
        </draw:line>
        <draw:frame draw:style-name="gr8" draw:layer="layout" svg:width="3.346cm" svg:height="0.963cm" svg:x="8.378cm" svg:y="6.433cm">
          <draw:text-box>
            <text:p>U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ley Robinson</meta:initial-creator>
    <meta:creation-date>2014-12-23T10:31:54.98</meta:creation-date>
    <dc:date>2014-12-23T10:44:15.91</dc:date>
    <dc:creator>Ashley Robinson</dc:creator>
    <meta:editing-duration>PT12M38S</meta:editing-duration>
    <meta:editing-cycles>2</meta:editing-cycles>
    <meta:generator>OpenOffice/4.1.1$Win32 OpenOffice.org_project/411m6$Build-9775</meta:generator>
    <meta:document-statistic meta:object-count="49"/>
  </office:meta>
</office:document-meta>
</file>